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ebc" officeooo:paragraph-rsid="001fdebc"/>
    </style:style>
    <style:style style:name="P2" style:family="paragraph" style:parent-style-name="Standard">
      <style:text-properties fo:font-weight="bold" officeooo:rsid="001fdebc" officeooo:paragraph-rsid="001fdeb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usuak docker abiarazteko:</text:p>
      <text:p text:style-name="P1"/>
      <text:p text:style-name="P1">1) Irudia sortu → lier@Pc-LLM:~/repo_izena$ docker build -t web .</text:p>
      <text:p text:style-name="P1">2) Web horria abian jarri → lier@Pc-LLM:~/repo_izena$ docker-compose up -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1:51:25.271684341</meta:creation-date>
    <meta:generator>LibreOffice/24.2.7.2$Linux_X86_64 LibreOffice_project/420$Build-2</meta:generator>
    <dc:date>2025-10-16T11:55:26.706033152</dc:date>
    <meta:editing-duration>PT3M8S</meta:editing-duration>
    <meta:editing-cycles>1</meta:editing-cycles>
    <meta:document-statistic meta:table-count="0" meta:image-count="0" meta:object-count="0" meta:page-count="1" meta:paragraph-count="3" meta:word-count="23" meta:character-count="166" meta:non-whitespace-character-count="146"/>
  </office:meta>
</office:document-meta>
</file>